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500000116D4EC973B5DC6F0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.292cm" svg:height="7.355cm" draw:z-index="0"><draw:image xlink:href="Pictures/100002010000018500000116D4EC973B5DC6F0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2:36:43.411872949</meta:creation-date>
    <dc:date>2018-11-24T12:42:24.314183152</dc:date>
    <meta:editing-duration>PT6M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